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size-complex="24pt"/>
    </style:style>
    <style:style style:name="P2" style:family="paragraph" style:parent-style-name="Standard">
      <style:paragraph-properties fo:text-align="center" style:justify-single-word="false"/>
      <style:text-properties fo:font-size="24pt" fo:font-weight="bold" officeooo:rsid="0005b03a" officeooo:paragraph-rsid="0005b03a" style:font-size-asian="24pt" style:font-size-complex="24pt"/>
    </style:style>
    <style:style style:name="P3" style:family="paragraph" style:parent-style-name="Standard">
      <style:paragraph-properties fo:text-align="start" style:justify-single-word="false"/>
      <style:text-properties fo:font-size="12pt" fo:font-weight="bold" officeooo:rsid="0005b03a" officeooo:paragraph-rsid="0005b03a" style:font-size-asian="10.5pt" style:font-size-complex="12pt"/>
    </style:style>
    <style:style style:name="P4" style:family="paragraph" style:parent-style-name="Body">
      <style:paragraph-properties fo:margin-top="0in" fo:margin-bottom="0in" style:contextual-spacing="false" fo:line-height="100%" fo:text-align="start" style:justify-single-word="false"/>
      <style:text-properties fo:font-size="12pt" fo:font-weight="bold" officeooo:rsid="0005b03a" officeooo:paragraph-rsid="0005b03a" style:font-size-asian="10.5pt" style:font-size-complex="12pt"/>
    </style:style>
    <style:style style:name="P5" style:family="paragraph" style:parent-style-name="Body">
      <style:paragraph-properties fo:margin-top="0in" fo:margin-bottom="0in" style:contextual-spacing="false" fo:line-height="100%" fo:text-align="start" style:justify-single-word="false"/>
      <style:text-properties fo:font-size="12pt" style:text-underline-style="solid" style:text-underline-width="auto" style:text-underline-color="#000000" fo:font-weight="normal" officeooo:rsid="0006b408" officeooo:paragraph-rsid="0006b408" style:font-size-asian="10.5pt" style:font-weight-asian="normal" style:font-size-complex="12pt" style:font-weight-complex="normal"/>
    </style:style>
    <style:style style:name="P6" style:family="paragraph" style:parent-style-name="Body">
      <style:paragraph-properties fo:margin-top="0in" fo:margin-bottom="0in" style:contextual-spacing="false" fo:line-height="100%" fo:text-align="start" style:justify-single-word="false"/>
      <style:text-properties fo:font-size="12pt" style:text-underline-style="none" fo:font-weight="normal" officeooo:rsid="0006b408" officeooo:paragraph-rsid="0006b408" style:font-size-asian="10.5pt" style:font-weight-asian="normal" style:font-size-complex="12pt" style:font-weight-complex="normal"/>
    </style:style>
    <style:style style:name="P7" style:family="paragraph" style:parent-style-name="Body">
      <style:paragraph-properties fo:margin-top="0in" fo:margin-bottom="0in" style:contextual-spacing="false" fo:line-height="100%" fo:text-align="start" style:justify-single-word="false"/>
      <style:text-properties fo:font-size="12pt" style:text-underline-style="none" fo:font-weight="normal" officeooo:rsid="0008696c" officeooo:paragraph-rsid="0008696c" style:font-size-asian="10.5pt" style:font-weight-asian="normal" style:font-size-complex="12pt" style:font-weight-complex="normal"/>
    </style:style>
    <style:style style:name="P8" style:family="paragraph" style:parent-style-name="Body">
      <style:paragraph-properties fo:margin-top="0in" fo:margin-bottom="0in" style:contextual-spacing="false" fo:line-height="100%"/>
      <style:text-properties officeooo:paragraph-rsid="0005b03a"/>
    </style:style>
    <style:style style:name="P9" style:family="paragraph" style:parent-style-name="Body">
      <style:paragraph-properties fo:margin-top="0in" fo:margin-bottom="0in" style:contextual-spacing="false" fo:line-height="100%"/>
      <style:text-properties fo:language="en" fo:country="US" style:text-underline-style="solid" style:text-underline-width="auto" style:text-underline-color="#00000a" officeooo:paragraph-rsid="0005b03a"/>
    </style:style>
    <style:style style:name="P10" style:family="paragraph" style:parent-style-name="Body">
      <style:paragraph-properties fo:margin-top="0in" fo:margin-bottom="0in" style:contextual-spacing="false" fo:line-height="100%"/>
      <style:text-properties fo:language="de" fo:country="DE" officeooo:paragraph-rsid="0005b03a"/>
    </style:style>
    <style:style style:name="P11" style:family="paragraph" style:parent-style-name="Body">
      <style:paragraph-properties fo:margin-top="0in" fo:margin-bottom="0in" style:contextual-spacing="false" fo:line-height="100%" fo:text-align="start" style:justify-single-word="false"/>
      <style:text-properties fo:font-size="12pt" style:text-underline-style="none" fo:font-weight="normal" officeooo:rsid="0008696c" officeooo:paragraph-rsid="0008db5a" style:font-size-asian="10.5pt" style:font-weight-asian="normal" style:font-size-complex="12pt" style:font-weight-complex="normal"/>
    </style:style>
    <style:style style:name="P12" style:family="paragraph" style:parent-style-name="Body">
      <style:paragraph-properties fo:margin-top="0in" fo:margin-bottom="0in" style:contextual-spacing="false" fo:line-height="100%" fo:text-align="start" style:justify-single-word="false"/>
      <style:text-properties fo:font-size="12pt" style:text-underline-style="none" fo:font-weight="normal" officeooo:rsid="0008db5a" officeooo:paragraph-rsid="0008db5a" style:font-size-asian="10.5pt" style:font-weight-asian="normal" style:font-size-complex="12pt" style:font-weight-complex="normal"/>
    </style:style>
    <style:style style:name="T1" style:family="text">
      <style:text-properties officeooo:rsid="0005b03a"/>
    </style:style>
    <style:style style:name="T2" style:family="text">
      <style:text-properties fo:language="en" fo:country="US"/>
    </style:style>
    <style:style style:name="T3" style:family="text">
      <style:text-properties fo:language="de" fo:country="DE"/>
    </style:style>
    <style:style style:name="T4" style:family="text">
      <style:text-properties officeooo:rsid="0008696c"/>
    </style:style>
    <style:style style:name="T5" style:family="text">
      <style:text-properties officeooo:rsid="0008db5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8db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min Report <text:span text:style-name="T1">on the Final Project from</text:span></text:p>
      <text:p text:style-name="P2">Charles Small and Charles Grosz</text:p>
      <text:p text:style-name="P3"/>
      <text:p text:style-name="P3"/>
      <text:p text:style-name="P3"/>
      <text:p text:style-name="P3"/>
      <text:p text:style-name="P9">Team Member #1</text:p>
      <text:p text:style-name="P8"/>
      <text:p text:style-name="P8"><text:tab/>Name: Charles B. Small III</text:p>
      <text:p text:style-name="P10"><text:tab/>UW ID#: <text:s/>9041289019</text:p>
      <text:p text:style-name="P8"><text:tab/>CS email: <text:a xlink:type="simple" xlink:href="mailto:csmall3@wisc.edu"><text:span text:style-name="Hyperlink.0"><text:span text:style-name="T3">csmall3@wisc.edu</text:span></text:span></text:a></text:p>
      <text:p text:style-name="P8"/>
      <text:p text:style-name="P9">Team Member #2</text:p>
      <text:p text:style-name="P8"/>
      <text:p text:style-name="P10"><text:tab/>Name: Charles Grosz</text:p>
      <text:p text:style-name="P8"><text:tab/>UD ID#: <text:span text:style-name="T2">9071499488</text:span></text:p>
      <text:p text:style-name="P8"><text:tab/>CS email: <text:a xlink:type="simple" xlink:href="mailto:cgrosz@wisc.edu"><text:span text:style-name="Hyperlink.0"><text:span text:style-name="T3">cgrosz@wisc.edu</text:span></text:span></text:a></text:p>
      <text:p text:style-name="P4"/>
      <text:p text:style-name="P4"/>
      <text:p text:style-name="P4"/>
      <text:p text:style-name="P5">Status of Final Project <text:span text:style-name="T4">as of 9 Nov 2016</text:span></text:p>
      <text:p text:style-name="P5"/>
      <text:p text:style-name="P11">For our program's back end opeartions, we have managed to convert most the Java code it was based on into C++ code. <text:span text:style-name="T5">The main components of the program on this end consist of three pairs of cpp/hpp files:</text:span></text:p>
      <text:p text:style-name="P11"/>
      <text:p text:style-name="P11"><text:span text:style-name="T5">1) </text:span><text:span text:style-name="T7">AsTheCrowFlies-</text:span><text:span text:style-name="T5"> These files have the main method and creates the back-end output</text:span></text:p>
      <text:p text:style-name="P11"/>
      <text:p text:style-name="P12">2) <text:span text:style-name="T6">Cities-</text:span> This file creates the Cities objects used to create and store City</text:p>
      <text:p text:style-name="P12">objects as will also have a method to print out the contents of a City object using operator overloading of “&lt;&lt;”.</text:p>
      <text:p text:style-name="P12"/>
      <text:p text:style-name="P12">3)<text:span text:style-name="T6">Trip-</text:span> This file creates Trip objects which represent distances travelled between two Cities on a leg of the itineary. Also will have a method to print out Trip objects using the overloaded operator “&lt;&lt;”.</text:p>
      <text:p text:style-name="P12"/>
      <text:p text:style-name="P11"/>
      <text:p text:style-name="P11">We still have to convert the the toString() method from Java into an equivalent in C++. With the information supplied by the most recent lecture on operator overloading, we should be able to create the method in the two class files (Cities and Trip) where the data will be derived at then apply it in the main file called AsTheCrowFlies.</text:p>
      <text:p text:style-name="P7"/>
      <text:p text:style-name="P7">For the GUI interface we will be using the open source program QT to create the graphical user interface.</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style:paragraph-properties fo:margin-left="0in" fo:margin-right="0in" fo:margin-top="0in" fo:margin-bottom="0.111in" style:contextual-spacing="false" fo:line-height="108%" fo:text-align="start" style:justify-single-word="false" fo:keep-together="auto" fo:orphans="2" fo:widows="2" fo:hyphenation-ladder-count="no-limit" fo:text-indent="0in" style:auto-text-indent="false" fo:background-color="#ffffff" fo:padding="0in" fo:border="none"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563c1" style:text-underline-style="solid" style:text-underline-width="auto" style:text-underline-color="#0563c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6:23:54.066938986</meta:creation-date>
    <dc:date>2016-11-07T18:05:27.963929186</dc:date>
    <meta:editing-duration>PT12M5S</meta:editing-duration>
    <meta:editing-cycles>4</meta:editing-cycles>
    <meta:generator>LibreOffice/4.2.8.2$Linux_X86_64 LibreOffice_project/420m0$Build-2</meta:generator>
    <meta:document-statistic meta:table-count="0" meta:image-count="0" meta:object-count="0" meta:page-count="1" meta:paragraph-count="18" meta:word-count="246" meta:character-count="1402" meta:non-whitespace-character-count="1167"/>
  </office:meta>
</office:document-meta>
</file>